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e" style:master-page-name="MP0" style:family="paragraph">
      <style:paragraph-properties fo:break-before="page" fo:text-align="center"/>
      <style:text-properties style:font-name="EasyReading" fo:font-weight="bold" style:font-weight-asian="bold" fo:font-size="14pt" style:font-size-asian="14pt" style:font-size-complex="14pt"/>
    </style:style>
    <style:style style:name="P3" style:parent-style-name="Normale" style:family="paragraph">
      <style:paragraph-properties fo:text-align="center"/>
      <style:text-properties style:font-name="EasyReading" fo:font-weight="bold" style:font-weight-asian="bold" fo:font-size="14pt" style:font-size-asian="14pt" style:font-size-complex="14pt"/>
    </style:style>
    <style:style style:name="P4" style:parent-style-name="Normale" style:family="paragraph">
      <style:paragraph-properties fo:text-align="center"/>
      <style:text-properties style:font-name="EasyReading" fo:font-weight="bold" style:font-weight-asian="bold" fo:font-size="24pt" style:font-size-asian="24pt" style:font-size-complex="24pt"/>
    </style:style>
    <style:style style:name="P5" style:parent-style-name="Normale" style:family="paragraph">
      <style:text-properties style:font-name="EasyReading"/>
    </style:style>
    <style:style style:name="P6" style:parent-style-name="Normale" style:family="paragraph">
      <style:text-properties style:font-name="EasyReading" style:font-name-complex="Times New Roman" fo:font-weight="bold" style:font-weight-asian="bold" style:font-weight-complex="bold"/>
    </style:style>
    <style:style style:name="P7" style:parent-style-name="Paragrafoelenco" style:family="paragraph"/>
    <style:style style:name="T8" style:parent-style-name="Car.predefinitoparagrafo" style:family="text">
      <style:text-properties style:font-name="EasyReading" style:font-weight-complex="bold" style:font-size-complex="12pt"/>
    </style:style>
    <style:style style:name="P9" style:parent-style-name="Paragrafoelenco" style:family="paragraph"/>
    <style:style style:name="T10" style:parent-style-name="Car.predefinitoparagrafo" style:family="text">
      <style:text-properties style:font-name="EasyReading" style:font-weight-complex="bold" style:font-size-complex="12pt"/>
    </style:style>
    <style:style style:name="P11" style:parent-style-name="Titolo1" style:family="paragraph">
      <style:text-properties style:font-name="EasyReading" style:font-name-complex="Times New Roman"/>
    </style:style>
    <style:style style:name="T12" style:parent-style-name="Car.predefinitoparagrafo" style:family="text">
      <style:text-properties style:font-name="EasyReading"/>
    </style:style>
    <style:style style:name="T13" style:parent-style-name="Car.predefinitoparagrafo" style:family="text">
      <style:text-properties style:font-name="EasyReading"/>
    </style:style>
    <style:style style:name="T14" style:parent-style-name="Car.predefinitoparagrafo" style:family="text">
      <style:text-properties style:font-name="EasyReading" fo:font-style="italic" style:font-style-asian="italic" style:font-style-complex="italic" fo:color="#008000"/>
    </style:style>
    <style:style style:name="T15" style:parent-style-name="Car.predefinitoparagrafo" style:family="text">
      <style:text-properties style:font-name="EasyReading"/>
    </style:style>
    <style:style style:name="T16" style:parent-style-name="Car.predefinitoparagrafo" style:family="text">
      <style:text-properties style:font-name="EasyReading"/>
    </style:style>
    <style:style style:name="T17" style:parent-style-name="Car.predefinitoparagrafo" style:family="text">
      <style:text-properties style:font-name="EasyReading"/>
    </style:style>
    <style:style style:name="T18" style:parent-style-name="Car.predefinitoparagrafo" style:family="text">
      <style:text-properties style:font-name="EasyReading"/>
    </style:style>
    <style:style style:name="T19" style:parent-style-name="Car.predefinitoparagrafo" style:family="text">
      <style:text-properties style:font-name="EasyReading"/>
    </style:style>
    <style:style style:name="T20" style:parent-style-name="Car.predefinitoparagrafo" style:family="text">
      <style:text-properties style:font-name="EasyReading"/>
    </style:style>
    <style:style style:name="T21" style:parent-style-name="Car.predefinitoparagrafo" style:family="text">
      <style:text-properties style:font-name="EasyReading"/>
    </style:style>
    <style:style style:name="T22" style:parent-style-name="Car.predefinitoparagrafo" style:family="text">
      <style:text-properties style:font-name="EasyReading"/>
    </style:style>
    <style:style style:name="P23" style:parent-style-name="Textbody" style:family="paragraph">
      <style:text-properties style:font-name="EasyReading"/>
    </style:style>
    <style:style style:name="P24" style:parent-style-name="Textbody" style:family="paragraph">
      <style:text-properties style:font-name="EasyReading"/>
    </style:style>
    <style:style style:name="P25" style:parent-style-name="Textbody" style:family="paragraph">
      <style:text-properties style:font-name="EasyReading"/>
    </style:style>
    <style:style style:name="P26" style:parent-style-name="Textbody" style:family="paragraph">
      <style:text-properties style:font-name="EasyReading"/>
    </style:style>
    <style:style style:name="P27" style:parent-style-name="Textbody" style:family="paragraph">
      <style:text-properties style:font-name="EasyReading"/>
    </style:style>
    <style:style style:name="P28" style:parent-style-name="Textbody" style:family="paragraph">
      <style:text-properties style:font-name="EasyReading"/>
    </style:style>
    <style:style style:name="P29" style:parent-style-name="Textbody" style:family="paragraph">
      <style:text-properties style:font-name="EasyReading"/>
    </style:style>
    <style:style style:name="P30" style:parent-style-name="Textbody" style:family="paragraph">
      <style:paragraph-properties fo:text-align="justify"/>
    </style:style>
    <style:style style:name="T31" style:parent-style-name="Car.predefinitoparagrafo" style:family="text">
      <style:text-properties style:font-name="EasyReading"/>
    </style:style>
    <style:style style:name="T32" style:parent-style-name="Car.predefinitoparagrafo" style:family="text">
      <style:text-properties style:font-name="EasyReading" fo:font-style="italic" style:font-style-asian="italic" style:font-style-complex="italic" fo:color="#008000"/>
    </style:style>
    <style:style style:name="T33" style:parent-style-name="Car.predefinitoparagrafo" style:family="text">
      <style:text-properties style:font-name="EasyReading"/>
    </style:style>
    <style:style style:name="T34" style:parent-style-name="Car.predefinitoparagrafo" style:family="text">
      <style:text-properties style:font-name="EasyReading"/>
    </style:style>
    <style:style style:name="P35" style:parent-style-name="Titolo1" style:family="paragraph">
      <style:text-properties style:font-name="EasyReading" style:font-name-complex="Times New Roman"/>
    </style:style>
    <style:style style:name="TableColumn37" style:family="table-column">
      <style:table-column-properties style:column-width="1.6736in" style:use-optimal-column-width="false"/>
    </style:style>
    <style:style style:name="TableColumn38" style:family="table-column">
      <style:table-column-properties style:column-width="1.6736in" style:use-optimal-column-width="false"/>
    </style:style>
    <style:style style:name="TableColumn39" style:family="table-column">
      <style:table-column-properties style:column-width="1.6729in" style:use-optimal-column-width="false"/>
    </style:style>
    <style:style style:name="TableColumn40" style:family="table-column">
      <style:table-column-properties style:column-width="1.6729in" style:use-optimal-column-width="false"/>
    </style:style>
    <style:style style:name="Table36" style:family="table">
      <style:table-properties style:width="6.693in" fo:margin-left="0in" table:align="left"/>
    </style:style>
    <style:style style:name="TableRow41" style:family="table-row">
      <style:table-row-properties style:use-optimal-row-height="false" fo:keep-together="always"/>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 style:parent-style-name="TableHeading" style:family="paragraph">
      <style:paragraph-properties fo:text-align="start"/>
      <style:text-properties style:font-name="EasyReading" fo:color="#000000" fo:font-size="12pt" style:font-size-asian="12pt"/>
    </style:style>
    <style:style style:name="P44" style:parent-style-name="TableHeading" style:family="paragraph">
      <style:text-properties style:font-name="EasyReading" fo:font-size="12pt" style:font-size-asian="12pt"/>
    </style:style>
    <style:style style:name="TableCell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 style:parent-style-name="TableHeading" style:family="paragraph">
      <style:text-properties style:font-name="EasyReading" fo:font-size="12pt" style:font-size-asian="12pt"/>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 style:parent-style-name="TableHeading" style:family="paragraph">
      <style:text-properties style:font-name="EasyReading" fo:font-size="12pt" style:font-size-asian="12pt"/>
    </style:style>
    <style:style style:name="TableCell49" style:family="table-cell">
      <style:table-cell-properties fo:border="0.0034in solid #000000" style:writing-mode="lr-tb" fo:padding-top="0.0381in" fo:padding-left="0.0381in" fo:padding-bottom="0.0381in" fo:padding-right="0.0381in"/>
    </style:style>
    <style:style style:name="P50" style:parent-style-name="TableHeading" style:family="paragraph">
      <style:text-properties style:font-name="EasyReading" fo:font-size="12pt" style:font-size-asian="12pt"/>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EasyReading"/>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style:font-name="EasyReading"/>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style:font-name="EasyReading"/>
    </style:style>
    <style:style style:name="P58" style:parent-style-name="TableContents" style:family="paragraph">
      <style:text-properties style:font-name="EasyReading"/>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text-properties style:font-name="EasyReading"/>
    </style:style>
    <style:style style:name="P61" style:parent-style-name="TableContents" style:family="paragraph">
      <style:text-properties style:font-name="EasyReading"/>
    </style:style>
    <style:style style:name="TableRow62" style:family="table-row">
      <style:table-row-properties style:use-optimal-row-height="false" fo:keep-together="always"/>
    </style:style>
    <style:style style:name="TableCell63" style:family="table-cell">
      <style:table-cell-properties fo:border="0.0069in solid #000000" style:writing-mode="lr-tb" fo:padding-top="0.0381in" fo:padding-left="0.0381in" fo:padding-bottom="0.0381in" fo:padding-right="0.0381in"/>
    </style:style>
    <style:style style:name="P64" style:parent-style-name="TableContents" style:family="paragraph">
      <style:text-properties style:font-name="EasyReading"/>
    </style:style>
    <style:style style:name="TableCell65" style:family="table-cell">
      <style:table-cell-properties fo:border="0.0069in solid #000000" style:writing-mode="lr-tb" fo:padding-top="0.0381in" fo:padding-left="0.0381in" fo:padding-bottom="0.0381in" fo:padding-right="0.0381in"/>
    </style:style>
    <style:style style:name="P66" style:parent-style-name="TableContents" style:family="paragraph">
      <style:text-properties style:font-name="EasyReading"/>
    </style:style>
    <style:style style:name="TableCell67" style:family="table-cell">
      <style:table-cell-properties fo:border="0.0069in solid #000000" style:writing-mode="lr-tb" fo:padding-top="0.0381in" fo:padding-left="0.0381in" fo:padding-bottom="0.0381in" fo:padding-right="0.0381in"/>
    </style:style>
    <style:style style:name="P68" style:parent-style-name="TableContents" style:family="paragraph">
      <style:text-properties style:font-name="EasyReading"/>
    </style:style>
    <style:style style:name="P69" style:parent-style-name="TableContents" style:family="paragraph">
      <style:text-properties style:font-name="EasyReading"/>
    </style:style>
    <style:style style:name="TableCell70" style:family="table-cell">
      <style:table-cell-properties fo:border="0.0069in solid #000000" style:writing-mode="lr-tb" fo:padding-top="0.0381in" fo:padding-left="0.0381in" fo:padding-bottom="0.0381in" fo:padding-right="0.0381in"/>
    </style:style>
    <style:style style:name="P71" style:parent-style-name="TableContents" style:family="paragraph">
      <style:text-properties style:font-name="EasyReading"/>
    </style:style>
    <style:style style:name="P72" style:parent-style-name="TableContents" style:family="paragraph">
      <style:text-properties style:font-name="EasyReading"/>
    </style:style>
    <style:style style:name="P73" style:parent-style-name="TableContents" style:family="paragraph">
      <style:text-properties style:font-name="EasyReading"/>
    </style:style>
    <style:style style:name="P74" style:parent-style-name="TableContents" style:family="paragraph">
      <style:text-properties style:font-name="EasyReading"/>
    </style:style>
    <style:style style:name="TableRow75" style:family="table-row">
      <style:table-row-properties style:use-optimal-row-height="false" fo:keep-together="always"/>
    </style:style>
    <style:style style:name="TableCell76" style:family="table-cell">
      <style:table-cell-properties fo:border="0.0069in solid #000000" style:writing-mode="lr-tb" fo:padding-top="0.0381in" fo:padding-left="0.0381in" fo:padding-bottom="0.0381in" fo:padding-right="0.0381in"/>
    </style:style>
    <style:style style:name="P77" style:parent-style-name="TableContents" style:family="paragraph">
      <style:text-properties style:font-name="EasyReading"/>
    </style:style>
    <style:style style:name="TableCell78" style:family="table-cell">
      <style:table-cell-properties fo:border="0.0069in solid #000000" style:writing-mode="lr-tb" fo:padding-top="0.0381in" fo:padding-left="0.0381in" fo:padding-bottom="0.0381in" fo:padding-right="0.0381in"/>
    </style:style>
    <style:style style:name="P79" style:parent-style-name="TableContents" style:family="paragraph">
      <style:text-properties style:font-name="EasyReading"/>
    </style:style>
    <style:style style:name="TableCell80" style:family="table-cell">
      <style:table-cell-properties fo:border="0.0069in solid #000000" style:writing-mode="lr-tb" fo:padding-top="0.0381in" fo:padding-left="0.0381in" fo:padding-bottom="0.0381in" fo:padding-right="0.0381in"/>
    </style:style>
    <style:style style:name="P81" style:parent-style-name="TableContents" style:family="paragraph">
      <style:text-properties style:font-name="EasyReading"/>
    </style:style>
    <style:style style:name="P82" style:parent-style-name="TableContents" style:family="paragraph">
      <style:text-properties style:font-name="EasyReading"/>
    </style:style>
    <style:style style:name="TableCell83" style:family="table-cell">
      <style:table-cell-properties fo:border="0.0069in solid #000000" style:writing-mode="lr-tb" fo:padding-top="0.0381in" fo:padding-left="0.0381in" fo:padding-bottom="0.0381in" fo:padding-right="0.0381in"/>
    </style:style>
    <style:style style:name="P84" style:parent-style-name="TableContents" style:family="paragraph">
      <style:text-properties style:font-name="EasyReading"/>
    </style:style>
    <style:style style:name="TableRow85" style:family="table-row">
      <style:table-row-properties style:use-optimal-row-height="false" fo:keep-together="always"/>
    </style:style>
    <style:style style:name="TableCell86" style:family="table-cell">
      <style:table-cell-properties fo:border="0.0069in solid #000000" style:writing-mode="lr-tb" fo:padding-top="0.0381in" fo:padding-left="0.0381in" fo:padding-bottom="0.0381in" fo:padding-right="0.0381in"/>
    </style:style>
    <style:style style:name="P87" style:parent-style-name="TableContents" style:family="paragraph">
      <style:text-properties style:font-name="EasyReading"/>
    </style:style>
    <style:style style:name="TableCell88" style:family="table-cell">
      <style:table-cell-properties fo:border="0.0069in solid #000000" style:writing-mode="lr-tb" fo:padding-top="0.0381in" fo:padding-left="0.0381in" fo:padding-bottom="0.0381in" fo:padding-right="0.0381in"/>
    </style:style>
    <style:style style:name="P89" style:parent-style-name="TableContents" style:family="paragraph">
      <style:text-properties style:font-name="EasyReading"/>
    </style:style>
    <style:style style:name="TableCell90" style:family="table-cell">
      <style:table-cell-properties fo:border="0.0069in solid #000000" style:writing-mode="lr-tb" fo:padding-top="0.0381in" fo:padding-left="0.0381in" fo:padding-bottom="0.0381in" fo:padding-right="0.0381in"/>
    </style:style>
    <style:style style:name="P91" style:parent-style-name="TableContents" style:family="paragraph">
      <style:text-properties style:font-name="EasyReading"/>
    </style:style>
    <style:style style:name="P92" style:parent-style-name="TableContents" style:family="paragraph">
      <style:text-properties style:font-name="EasyReading"/>
    </style:style>
    <style:style style:name="TableCell93" style:family="table-cell">
      <style:table-cell-properties fo:border="0.0069in solid #000000" style:writing-mode="lr-tb" fo:padding-top="0.0381in" fo:padding-left="0.0381in" fo:padding-bottom="0.0381in" fo:padding-right="0.0381in"/>
    </style:style>
    <style:style style:name="P94" style:parent-style-name="TableContents" style:family="paragraph">
      <style:text-properties style:font-name="EasyReading"/>
    </style:style>
    <style:style style:name="P95" style:parent-style-name="TableContents" style:family="paragraph">
      <style:text-properties style:font-name="EasyReading"/>
    </style:style>
    <style:style style:name="P96" style:parent-style-name="TableContents" style:family="paragraph">
      <style:text-properties style:font-name="EasyReading"/>
    </style:style>
    <style:style style:name="TableRow97" style:family="table-row">
      <style:table-row-properties style:use-optimal-row-height="false" fo:keep-together="always"/>
    </style:style>
    <style:style style:name="TableCell98" style:family="table-cell">
      <style:table-cell-properties fo:border="0.0069in solid #000000" style:writing-mode="lr-tb" fo:padding-top="0.0381in" fo:padding-left="0.0381in" fo:padding-bottom="0.0381in" fo:padding-right="0.0381in"/>
    </style:style>
    <style:style style:name="P99" style:parent-style-name="TableContents" style:family="paragraph">
      <style:text-properties style:font-name="EasyReading"/>
    </style:style>
    <style:style style:name="TableCell100" style:family="table-cell">
      <style:table-cell-properties fo:border="0.0069in solid #000000" style:writing-mode="lr-tb" fo:padding-top="0.0381in" fo:padding-left="0.0381in" fo:padding-bottom="0.0381in" fo:padding-right="0.0381in"/>
    </style:style>
    <style:style style:name="P101" style:parent-style-name="TableContents" style:family="paragraph">
      <style:text-properties style:font-name="EasyReading"/>
    </style:style>
    <style:style style:name="TableCell102" style:family="table-cell">
      <style:table-cell-properties fo:border="0.0069in solid #000000" style:writing-mode="lr-tb" fo:padding-top="0.0381in" fo:padding-left="0.0381in" fo:padding-bottom="0.0381in" fo:padding-right="0.0381in"/>
    </style:style>
    <style:style style:name="P103" style:parent-style-name="TableContents" style:family="paragraph">
      <style:text-properties style:font-name="EasyReading"/>
    </style:style>
    <style:style style:name="P104" style:parent-style-name="TableContents" style:family="paragraph">
      <style:text-properties style:font-name="EasyReading"/>
    </style:style>
    <style:style style:name="P105" style:parent-style-name="TableContents" style:family="paragraph">
      <style:text-properties style:font-name="EasyReading"/>
    </style:style>
    <style:style style:name="P106" style:parent-style-name="TableContents" style:family="paragraph">
      <style:text-properties style:font-name="EasyReading"/>
    </style:style>
    <style:style style:name="TableCell107" style:family="table-cell">
      <style:table-cell-properties fo:border="0.0069in solid #000000" style:writing-mode="lr-tb" fo:padding-top="0.0381in" fo:padding-left="0.0381in" fo:padding-bottom="0.0381in" fo:padding-right="0.0381in"/>
    </style:style>
    <style:style style:name="P108" style:parent-style-name="TableContents" style:family="paragraph">
      <style:text-properties style:font-name="EasyReading"/>
    </style:style>
    <style:style style:name="P109" style:parent-style-name="TableContents" style:family="paragraph">
      <style:text-properties style:font-name="EasyReading"/>
    </style:style>
    <style:style style:name="P110" style:parent-style-name="TableContents" style:family="paragraph">
      <style:text-properties style:font-name="EasyReading"/>
    </style:style>
    <style:style style:name="TableRow111" style:family="table-row">
      <style:table-row-properties style:use-optimal-row-height="false" fo:keep-together="always"/>
    </style:style>
    <style:style style:name="TableCell112" style:family="table-cell">
      <style:table-cell-properties fo:border="0.0069in solid #000000" style:writing-mode="lr-tb" fo:padding-top="0.0381in" fo:padding-left="0.0381in" fo:padding-bottom="0.0381in" fo:padding-right="0.0381in"/>
    </style:style>
    <style:style style:name="P113" style:parent-style-name="TableContents" style:family="paragraph">
      <style:text-properties style:font-name="EasyReading"/>
    </style:style>
    <style:style style:name="TableCell114" style:family="table-cell">
      <style:table-cell-properties fo:border="0.0069in solid #000000" style:writing-mode="lr-tb" fo:padding-top="0.0381in" fo:padding-left="0.0381in" fo:padding-bottom="0.0381in" fo:padding-right="0.0381in"/>
    </style:style>
    <style:style style:name="P115" style:parent-style-name="TableContents" style:family="paragraph">
      <style:text-properties style:font-name="EasyReading"/>
    </style:style>
    <style:style style:name="TableCell116" style:family="table-cell">
      <style:table-cell-properties fo:border="0.0069in solid #000000" style:writing-mode="lr-tb" fo:padding-top="0.0381in" fo:padding-left="0.0381in" fo:padding-bottom="0.0381in" fo:padding-right="0.0381in"/>
    </style:style>
    <style:style style:name="P117" style:parent-style-name="TableContents" style:family="paragraph">
      <style:text-properties style:font-name="EasyReading"/>
    </style:style>
    <style:style style:name="TableCell118" style:family="table-cell">
      <style:table-cell-properties fo:border="0.0069in solid #000000" style:writing-mode="lr-tb" fo:padding-top="0.0381in" fo:padding-left="0.0381in" fo:padding-bottom="0.0381in" fo:padding-right="0.0381in"/>
    </style:style>
    <style:style style:name="P119" style:parent-style-name="TableContents" style:family="paragraph">
      <style:text-properties style:font-name="EasyReading"/>
    </style:style>
    <style:style style:name="TableRow120" style:family="table-row">
      <style:table-row-properties style:use-optimal-row-height="false" fo:keep-together="always"/>
    </style:style>
    <style:style style:name="TableCell121" style:family="table-cell">
      <style:table-cell-properties fo:border="0.0069in solid #000000" style:writing-mode="lr-tb" fo:padding-top="0.0381in" fo:padding-left="0.0381in" fo:padding-bottom="0.0381in" fo:padding-right="0.0381in"/>
    </style:style>
    <style:style style:name="P122" style:parent-style-name="TableContents" style:family="paragraph">
      <style:text-properties style:font-name="EasyReading"/>
    </style:style>
    <style:style style:name="TableCell123" style:family="table-cell">
      <style:table-cell-properties fo:border="0.0069in solid #000000" style:writing-mode="lr-tb" fo:padding-top="0.0381in" fo:padding-left="0.0381in" fo:padding-bottom="0.0381in" fo:padding-right="0.0381in"/>
    </style:style>
    <style:style style:name="P124" style:parent-style-name="TableContents" style:family="paragraph">
      <style:text-properties style:font-name="EasyReading"/>
    </style:style>
    <style:style style:name="TableCell125" style:family="table-cell">
      <style:table-cell-properties fo:border="0.0069in solid #000000" style:writing-mode="lr-tb" fo:padding-top="0.0381in" fo:padding-left="0.0381in" fo:padding-bottom="0.0381in" fo:padding-right="0.0381in"/>
    </style:style>
    <style:style style:name="P126" style:parent-style-name="TableContents" style:family="paragraph">
      <style:text-properties style:font-name="EasyReading"/>
    </style:style>
    <style:style style:name="P127" style:parent-style-name="TableContents" style:family="paragraph">
      <style:text-properties style:font-name="EasyReading"/>
    </style:style>
    <style:style style:name="P128" style:parent-style-name="TableContents" style:family="paragraph">
      <style:text-properties style:font-name="EasyReading"/>
    </style:style>
    <style:style style:name="TableCell129" style:family="table-cell">
      <style:table-cell-properties fo:border="0.0069in solid #000000" style:writing-mode="lr-tb" fo:padding-top="0.0381in" fo:padding-left="0.0381in" fo:padding-bottom="0.0381in" fo:padding-right="0.0381in"/>
    </style:style>
    <style:style style:name="P130" style:parent-style-name="TableContents" style:family="paragraph">
      <style:text-properties style:font-name="EasyReading"/>
    </style:style>
    <style:style style:name="P131" style:parent-style-name="TableContents" style:family="paragraph">
      <style:text-properties style:font-name="EasyReading"/>
    </style:style>
    <style:style style:name="P132" style:parent-style-name="TableContents" style:family="paragraph">
      <style:text-properties style:font-name="EasyReading"/>
    </style:style>
    <style:style style:name="P133" style:parent-style-name="TableContents" style:family="paragraph">
      <style:text-properties style:font-name="EasyReading"/>
    </style:style>
    <style:style style:name="P134" style:parent-style-name="TableContents" style:family="paragraph">
      <style:text-properties style:font-name="EasyReading"/>
    </style:style>
    <style:style style:name="TableRow135" style:family="table-row">
      <style:table-row-properties style:use-optimal-row-height="false" fo:keep-together="always"/>
    </style:style>
    <style:style style:name="TableCell136" style:family="table-cell">
      <style:table-cell-properties fo:border="0.0069in solid #000000" style:writing-mode="lr-tb" fo:padding-top="0.0381in" fo:padding-left="0.0381in" fo:padding-bottom="0.0381in" fo:padding-right="0.0381in"/>
    </style:style>
    <style:style style:name="P137" style:parent-style-name="TableContents" style:family="paragraph">
      <style:text-properties style:font-name="EasyReading"/>
    </style:style>
    <style:style style:name="TableCell138" style:family="table-cell">
      <style:table-cell-properties fo:border="0.0069in solid #000000" style:writing-mode="lr-tb" fo:padding-top="0.0381in" fo:padding-left="0.0381in" fo:padding-bottom="0.0381in" fo:padding-right="0.0381in"/>
    </style:style>
    <style:style style:name="P139" style:parent-style-name="TableContents" style:family="paragraph">
      <style:text-properties style:font-name="EasyReading"/>
    </style:style>
    <style:style style:name="TableCell140" style:family="table-cell">
      <style:table-cell-properties fo:border="0.0069in solid #000000" style:writing-mode="lr-tb" fo:padding-top="0.0381in" fo:padding-left="0.0381in" fo:padding-bottom="0.0381in" fo:padding-right="0.0381in"/>
    </style:style>
    <style:style style:name="P141" style:parent-style-name="TableContents" style:family="paragraph">
      <style:text-properties style:font-name="EasyReading"/>
    </style:style>
    <style:style style:name="P142" style:parent-style-name="TableContents" style:family="paragraph">
      <style:text-properties style:font-name="EasyReading"/>
    </style:style>
    <style:style style:name="TableCell143" style:family="table-cell">
      <style:table-cell-properties fo:border="0.0069in solid #000000" style:writing-mode="lr-tb" fo:padding-top="0.0381in" fo:padding-left="0.0381in" fo:padding-bottom="0.0381in" fo:padding-right="0.0381in"/>
    </style:style>
    <style:style style:name="P144" style:parent-style-name="TableContents" style:family="paragraph">
      <style:text-properties style:font-name="EasyReading"/>
    </style:style>
    <style:style style:name="P145" style:parent-style-name="TableContents" style:family="paragraph">
      <style:text-properties style:font-name="EasyReading"/>
    </style:style>
    <style:style style:name="P146" style:parent-style-name="Titolo1" style:family="paragraph">
      <style:paragraph-properties fo:text-align="justify"/>
      <style:text-properties style:font-name="EasyReading" style:font-name-complex="Times New Roman"/>
    </style:style>
    <style:style style:name="T147" style:parent-style-name="Car.predefinitoparagrafo" style:family="text">
      <style:text-properties style:font-name="EasyReading"/>
    </style:style>
    <style:style style:name="T148"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49" style:parent-style-name="Car.predefinitoparagrafo" style:family="text">
      <style:text-properties style:font-name="EasyReading"/>
    </style:style>
    <style:style style:name="T150"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1" style:parent-style-name="Car.predefinitoparagrafo" style:family="text">
      <style:text-properties style:font-name="EasyReading"/>
    </style:style>
    <style:style style:name="T15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3" style:parent-style-name="Car.predefinitoparagrafo" style:family="text">
      <style:text-properties style:font-name="EasyReading"/>
    </style:style>
    <style:style style:name="T154"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5" style:parent-style-name="Car.predefinitoparagrafo" style:family="text">
      <style:text-properties style:font-name="EasyReading" fo:color="#FF0000"/>
    </style:style>
    <style:style style:name="T156" style:parent-style-name="Car.predefinitoparagrafo" style:family="text">
      <style:text-properties style:font-name="EasyReading" fo:font-weight="bold" style:font-weight-asian="bold" style:font-weight-complex="bold" fo:color="#007FFF"/>
    </style:style>
    <style:style style:name="T157" style:parent-style-name="Car.predefinitoparagrafo" style:family="text">
      <style:text-properties style:font-name="EasyReading"/>
    </style:style>
    <style:style style:name="T158"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9" style:parent-style-name="Car.predefinitoparagrafo" style:family="text">
      <style:text-properties style:font-name="EasyReading"/>
    </style:style>
    <style:style style:name="T160"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1" style:parent-style-name="Car.predefinitoparagrafo" style:family="text">
      <style:text-properties style:font-name="EasyReading"/>
    </style:style>
    <style:style style:name="T16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3" style:parent-style-name="Car.predefinitoparagrafo" style:family="text">
      <style:text-properties style:font-name="EasyReading"/>
    </style:style>
    <style:style style:name="T164" style:parent-style-name="Car.predefinitoparagrafo" style:family="text">
      <style:text-properties style:font-name="EasyReading"/>
    </style:style>
    <style:style style:name="T16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6" style:parent-style-name="Car.predefinitoparagrafo" style:family="text">
      <style:text-properties style:font-name="EasyReading"/>
    </style:style>
    <style:style style:name="T167" style:parent-style-name="Car.predefinitoparagrafo" style:family="text">
      <style:text-properties style:font-name="EasyReading" fo:font-weight="bold" style:font-weight-asian="bold" style:font-weight-complex="bold" fo:color="#007FFF"/>
    </style:style>
    <style:style style:name="T168" style:parent-style-name="Car.predefinitoparagrafo" style:family="text">
      <style:text-properties style:font-name="EasyReading"/>
    </style:style>
    <style:style style:name="T16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70" style:parent-style-name="Car.predefinitoparagrafo" style:family="text">
      <style:text-properties style:font-name="EasyReading"/>
    </style:style>
    <style:style style:name="T171" style:parent-style-name="Car.predefinitoparagrafo" style:family="text">
      <style:text-properties style:font-name="EasyReading"/>
    </style:style>
    <style:style style:name="T17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73" style:parent-style-name="Car.predefinitoparagrafo" style:family="text">
      <style:text-properties style:font-name="EasyReading"/>
    </style:style>
    <style:style style:name="T174" style:parent-style-name="Car.predefinitoparagrafo" style:family="text">
      <style:text-properties style:font-name="EasyReading" fo:font-weight="bold" style:font-weight-asian="bold" style:font-weight-complex="bold" fo:color="#007FFF"/>
    </style:style>
    <style:style style:name="T175" style:parent-style-name="Car.predefinitoparagrafo" style:family="text">
      <style:text-properties style:font-name="EasyReading"/>
    </style:style>
    <style:style style:name="T176" style:parent-style-name="Car.predefinitoparagrafo" style:family="text">
      <style:text-properties style:font-name="EasyReading"/>
    </style:style>
    <style:style style:name="T177" style:parent-style-name="Car.predefinitoparagrafo" style:family="text">
      <style:text-properties style:font-name="EasyReading" fo:font-weight="bold" style:font-weight-asian="bold" style:font-weight-complex="bold" fo:color="#007FFF"/>
    </style:style>
    <style:style style:name="T178" style:parent-style-name="Car.predefinitoparagrafo" style:family="text">
      <style:text-properties style:font-name="EasyReading"/>
    </style:style>
    <style:style style:name="T179" style:parent-style-name="Car.predefinitoparagrafo" style:family="text">
      <style:text-properties style:font-name="EasyReading"/>
    </style:style>
    <style:style style:name="T180" style:parent-style-name="Car.predefinitoparagrafo" style:family="text">
      <style:text-properties style:font-name="EasyReading"/>
    </style:style>
    <style:style style:name="T181" style:parent-style-name="Car.predefinitoparagrafo" style:family="text">
      <style:text-properties style:font-name="EasyReading" fo:font-weight="bold" style:font-weight-asian="bold" style:font-weight-complex="bold" fo:color="#007FFF"/>
    </style:style>
    <style:style style:name="T182" style:parent-style-name="Car.predefinitoparagrafo" style:family="text">
      <style:text-properties style:font-name="EasyReading"/>
    </style:style>
    <style:style style:name="T183"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84" style:parent-style-name="Car.predefinitoparagrafo" style:family="text">
      <style:text-properties style:font-name="EasyReading"/>
    </style:style>
    <style:style style:name="T185" style:parent-style-name="Car.predefinitoparagrafo" style:family="text">
      <style:text-properties style:font-name="EasyReading"/>
    </style:style>
    <style:style style:name="T186" style:parent-style-name="Car.predefinitoparagrafo" style:family="text">
      <style:text-properties style:font-name="EasyReading" fo:font-weight="bold" style:font-weight-asian="bold" style:font-weight-complex="bold" fo:color="#007FFF"/>
    </style:style>
    <style:style style:name="T187" style:parent-style-name="Car.predefinitoparagrafo" style:family="text">
      <style:text-properties style:font-name="EasyReading"/>
    </style:style>
    <style:style style:name="T188" style:parent-style-name="Car.predefinitoparagrafo" style:family="text">
      <style:text-properties style:font-name="EasyReading"/>
    </style:style>
    <style:style style:name="T18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90" style:parent-style-name="Car.predefinitoparagrafo" style:family="text">
      <style:text-properties style:font-name="EasyReading" fo:color="#FF0000"/>
    </style:style>
    <style:style style:name="T191" style:parent-style-name="Car.predefinitoparagrafo" style:family="text">
      <style:text-properties style:font-name="EasyReading"/>
    </style:style>
    <style:style style:name="T192" style:parent-style-name="Car.predefinitoparagrafo" style:family="text">
      <style:text-properties style:font-name="EasyReading"/>
    </style:style>
    <style:style style:name="T193" style:parent-style-name="Car.predefinitoparagrafo" style:family="text">
      <style:text-properties style:font-name="EasyReading" fo:font-weight="bold" style:font-weight-asian="bold" style:font-weight-complex="bold" fo:color="#007FFF"/>
    </style:style>
    <style:style style:name="T194" style:parent-style-name="Car.predefinitoparagrafo" style:family="text">
      <style:text-properties style:font-name="EasyReading"/>
    </style:style>
    <style:style style:name="T19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96" style:parent-style-name="Car.predefinitoparagrafo" style:family="text">
      <style:text-properties style:font-name="EasyReading"/>
    </style:style>
    <style:style style:name="T197" style:parent-style-name="Car.predefinitoparagrafo" style:family="text">
      <style:text-properties style:font-name="EasyReading" fo:font-weight="bold" style:font-weight-asian="bold" style:font-weight-complex="bold" fo:color="#007FFF"/>
    </style:style>
    <style:style style:name="T198" style:parent-style-name="Car.predefinitoparagrafo" style:family="text">
      <style:text-properties style:font-name="EasyReading"/>
    </style:style>
    <style:style style:name="T19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00" style:parent-style-name="Car.predefinitoparagrafo" style:family="text">
      <style:text-properties style:font-name="EasyReading"/>
    </style:style>
    <style:style style:name="T201" style:parent-style-name="Car.predefinitoparagrafo" style:family="text">
      <style:text-properties style:font-name="EasyReading"/>
    </style:style>
    <style:style style:name="T20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03" style:parent-style-name="Car.predefinitoparagrafo" style:family="text">
      <style:text-properties style:font-name="EasyReading"/>
    </style:style>
    <style:style style:name="T204" style:parent-style-name="Car.predefinitoparagrafo" style:family="text">
      <style:text-properties style:font-name="EasyReading"/>
    </style:style>
    <style:style style:name="T20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06" style:parent-style-name="Car.predefinitoparagrafo" style:family="text">
      <style:text-properties style:font-name="EasyReading"/>
    </style:style>
    <style:style style:name="T207" style:parent-style-name="Car.predefinitoparagrafo" style:family="text">
      <style:text-properties style:font-name="EasyReading"/>
    </style:style>
    <style:style style:name="T208" style:parent-style-name="Car.predefinitoparagrafo" style:family="text">
      <style:text-properties style:font-name="EasyReading" fo:font-weight="bold" style:font-weight-asian="bold" style:font-weight-complex="bold" fo:color="#007FFF"/>
    </style:style>
    <style:style style:name="T209" style:parent-style-name="Car.predefinitoparagrafo" style:family="text">
      <style:text-properties style:font-name="EasyReading"/>
    </style:style>
    <style:style style:name="T210"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11" style:parent-style-name="Car.predefinitoparagrafo" style:family="text">
      <style:text-properties style:font-name="EasyReading"/>
    </style:style>
    <style:style style:name="T21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13" style:parent-style-name="Car.predefinitoparagrafo" style:family="text">
      <style:text-properties style:font-name="EasyReading"/>
    </style:style>
    <style:style style:name="T214" style:parent-style-name="Car.predefinitoparagrafo" style:family="text">
      <style:text-properties style:font-name="EasyReading"/>
    </style:style>
    <style:style style:name="T215" style:parent-style-name="Car.predefinitoparagrafo" style:family="text">
      <style:text-properties style:font-name="EasyReading" fo:font-weight="bold" style:font-weight-asian="bold" style:font-weight-complex="bold" fo:color="#007FFF"/>
    </style:style>
    <style:style style:name="T216" style:parent-style-name="Car.predefinitoparagrafo" style:family="text">
      <style:text-properties style:font-name="EasyReading"/>
    </style:style>
    <style:style style:name="T217"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18" style:parent-style-name="Car.predefinitoparagrafo" style:family="text">
      <style:text-properties style:font-name="EasyReading"/>
    </style:style>
    <style:style style:name="T219" style:parent-style-name="Car.predefinitoparagrafo" style:family="text">
      <style:text-properties style:font-name="EasyReading"/>
    </style:style>
    <style:style style:name="T220" style:parent-style-name="Car.predefinitoparagrafo" style:family="text">
      <style:text-properties style:font-name="EasyReading" fo:font-weight="bold" style:font-weight-asian="bold" style:font-weight-complex="bold" fo:color="#007FFF"/>
    </style:style>
    <style:style style:name="T221" style:parent-style-name="Car.predefinitoparagrafo" style:family="text">
      <style:text-properties style:font-name="EasyReading"/>
    </style:style>
    <style:style style:name="T22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23" style:parent-style-name="Car.predefinitoparagrafo" style:family="text">
      <style:text-properties style:font-name="EasyReading"/>
    </style:style>
    <style:style style:name="T224" style:parent-style-name="Car.predefinitoparagrafo" style:family="text">
      <style:text-properties style:font-name="EasyReading" fo:font-weight="bold" style:font-weight-asian="bold" style:font-weight-complex="bold" fo:color="#007FFF"/>
    </style:style>
    <style:style style:name="T225" style:parent-style-name="Car.predefinitoparagrafo" style:family="text">
      <style:text-properties style:font-name="EasyReading"/>
    </style:style>
    <style:style style:name="T226"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27" style:parent-style-name="Car.predefinitoparagrafo" style:family="text">
      <style:text-properties style:font-name="EasyReading"/>
    </style:style>
    <style:style style:name="P228" style:parent-style-name="Textbody" style:family="paragraph">
      <style:paragraph-properties fo:text-align="justify"/>
      <style:text-properties style:font-name="EasyReading"/>
    </style:style>
    <style:style style:name="P229" style:parent-style-name="Titolo1" style:family="paragraph">
      <style:text-properties style:font-name="EasyReading" style:font-name-complex="Times New Roman"/>
    </style:style>
    <style:style style:name="TableColumn231" style:family="table-column">
      <style:table-column-properties style:column-width="6.693in" style:use-optimal-column-width="false"/>
    </style:style>
    <style:style style:name="Table230" style:family="table">
      <style:table-properties style:width="6.693in" fo:margin-left="0in" table:align="left"/>
    </style:style>
    <style:style style:name="TableRow232" style:family="table-row">
      <style:table-row-properties style:use-optimal-row-height="false"/>
    </style:style>
    <style:style style:name="TableCell233" style:family="table-cell">
      <style:table-cell-properties fo:border="0.0034in solid #000000" fo:background-color="#DDDDDD" style:writing-mode="lr-tb" fo:padding-top="0.0381in" fo:padding-left="0.0381in" fo:padding-bottom="0.0381in" fo:padding-right="0.0381in"/>
    </style:style>
    <style:style style:name="P234" style:parent-style-name="Textbody" style:family="paragraph">
      <style:text-properties style:font-name="EasyReading" style:text-underline-type="single" style:text-underline-style="solid" style:text-underline-width="auto" style:text-underline-mode="continuous"/>
    </style:style>
    <style:style style:name="P235" style:parent-style-name="Textbody" style:family="paragraph">
      <style:text-properties style:font-name="EasyReading" style:text-underline-type="single" style:text-underline-style="solid" style:text-underline-width="auto" style:text-underline-mode="continuous"/>
    </style:style>
    <style:style style:name="TableColumn237" style:family="table-column">
      <style:table-column-properties style:column-width="6.693in" style:use-optimal-column-width="false"/>
    </style:style>
    <style:style style:name="Table236" style:family="table">
      <style:table-properties style:width="6.693in" fo:margin-left="0in" table:align="left"/>
    </style:style>
    <style:style style:name="TableRow238" style:family="table-row">
      <style:table-row-properties style:use-optimal-row-height="false"/>
    </style:style>
    <style:style style:name="TableCell239" style:family="table-cell">
      <style:table-cell-properties fo:border="0.0034in solid #000000" fo:background-color="#DDDDDD" style:writing-mode="lr-tb" fo:padding-top="0.0381in" fo:padding-left="0.0381in" fo:padding-bottom="0.0381in" fo:padding-right="0.0381in"/>
    </style:style>
    <style:style style:name="P240" style:parent-style-name="Textbody" style:family="paragraph">
      <style:text-properties style:font-name="EasyReading" style:text-underline-type="single" style:text-underline-style="solid" style:text-underline-width="auto" style:text-underline-mode="continuous"/>
    </style:style>
    <style:style style:name="P241" style:parent-style-name="Textbody" style:family="paragraph">
      <style:paragraph-properties fo:background-color="#FFFFFF"/>
      <style:text-properties style:font-name="EasyReading" style:text-underline-type="single" style:text-underline-style="solid" style:text-underline-width="auto" style:text-underline-mode="continuous"/>
    </style:style>
    <style:style style:name="TableColumn243" style:family="table-column">
      <style:table-column-properties style:column-width="6.693in" style:use-optimal-column-width="false"/>
    </style:style>
    <style:style style:name="Table242" style:family="table">
      <style:table-properties style:width="6.693in" fo:margin-left="0in" table:align="left"/>
    </style:style>
    <style:style style:name="TableRow244" style:family="table-row">
      <style:table-row-properties style:use-optimal-row-height="false"/>
    </style:style>
    <style:style style:name="TableCell245" style:family="table-cell">
      <style:table-cell-properties fo:border="0.0034in solid #000000" fo:background-color="#DDDDDD" style:writing-mode="lr-tb" fo:padding-top="0.0381in" fo:padding-left="0.0381in" fo:padding-bottom="0.0381in" fo:padding-right="0.0381in"/>
    </style:style>
    <style:style style:name="P246" style:parent-style-name="Textbody" style:family="paragraph">
      <style:text-properties style:font-name="EasyReading" style:text-underline-type="single" style:text-underline-style="solid" style:text-underline-width="auto" style:text-underline-mode="continuous"/>
    </style:style>
    <style:style style:name="P247" style:parent-style-name="Titolo1" style:family="paragraph">
      <style:text-properties style:font-name="EasyReading" style:font-name-complex="Times New Roman"/>
    </style:style>
    <style:style style:name="T248" style:parent-style-name="Car.predefinitoparagrafo" style:family="text">
      <style:text-properties style:font-name="EasyReading"/>
    </style:style>
    <style:style style:name="T249" style:parent-style-name="Car.predefinitoparagrafo" style:family="text">
      <style:text-properties style:font-name="EasyReading"/>
    </style:style>
    <style:style style:name="T250" style:parent-style-name="Car.predefinitoparagrafo" style:family="text">
      <style:text-properties style:font-name="EasyReading" fo:font-weight="bold" style:font-weight-asian="bold" style:font-weight-complex="bold"/>
    </style:style>
    <style:style style:name="T251" style:parent-style-name="Car.predefinitoparagrafo" style:family="text">
      <style:text-properties style:font-name="EasyReading"/>
    </style:style>
    <style:style style:name="T252" style:parent-style-name="Car.predefinitoparagrafo" style:family="text">
      <style:text-properties style:font-name="EasyReading"/>
    </style:style>
    <style:style style:name="P253" style:parent-style-name="Normale" style:family="paragraph">
      <style:text-properties style:font-name="EasyReading"/>
    </style:style>
    <style:style style:name="T254" style:parent-style-name="Car.predefinitoparagrafo" style:family="text">
      <style:text-properties style:font-name="EasyReading"/>
    </style:style>
    <style:style style:name="T255" style:parent-style-name="Car.predefinitoparagrafo" style:family="text">
      <style:text-properties style:font-name="EasyReading"/>
    </style:style>
    <style:style style:name="T256" style:parent-style-name="Car.predefinitoparagrafo" style:family="text">
      <style:text-properties style:font-name="EasyReading"/>
    </style:style>
    <style:style style:name="T257" style:parent-style-name="Car.predefinitoparagrafo" style:family="text">
      <style:text-properties style:font-name="EasyReading"/>
    </style:style>
    <style:style style:name="T258" style:parent-style-name="Car.predefinitoparagrafo" style:family="text">
      <style:text-properties style:font-name="EasyReading"/>
    </style:style>
    <style:style style:name="P259" style:parent-style-name="Titolo2" style:family="paragraph">
      <style:text-properties style:font-name="EasyReading" style:font-name-complex="Times New Roman"/>
    </style:style>
    <style:style style:name="P260" style:parent-style-name="Titolo2" style:family="paragraph">
      <style:text-properties style:font-name="EasyReading" style:font-name-complex="Times New Roman"/>
    </style:style>
    <style:style style:name="TableColumn262" style:family="table-column">
      <style:table-column-properties style:column-width="0.6666in" style:use-optimal-column-width="false"/>
    </style:style>
    <style:style style:name="TableColumn263" style:family="table-column">
      <style:table-column-properties style:column-width="6.0263in" style:use-optimal-column-width="false"/>
    </style:style>
    <style:style style:name="Table261" style:family="table">
      <style:table-properties style:width="6.693in" fo:margin-left="0in" table:align="left"/>
    </style:style>
    <style:style style:name="TableRow264" style:family="table-row">
      <style:table-row-properties style:use-optimal-row-height="false"/>
    </style:style>
    <style:style style:name="TableCell2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style:font-name="EasyReading"/>
    </style:style>
    <style:style style:name="TableCell267" style:family="table-cell">
      <style:table-cell-properties fo:border="0.0034in solid #000000" style:writing-mode="lr-tb" fo:padding-top="0.0381in" fo:padding-left="0.0381in" fo:padding-bottom="0.0381in" fo:padding-right="0.0381in"/>
    </style:style>
    <style:style style:name="P268" style:parent-style-name="TableContents" style:family="paragraph">
      <style:text-properties style:font-name="EasyReading"/>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EasyReading"/>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text-properties style:font-name="EasyReading"/>
    </style:style>
    <style:style style:name="P274" style:parent-style-name="Titolo2" style:family="paragraph">
      <style:text-properties style:font-name="EasyReading" style:font-name-complex="Times New Roman"/>
    </style:style>
    <style:style style:name="TableColumn276" style:family="table-column">
      <style:table-column-properties style:column-width="0.6666in" style:use-optimal-column-width="false"/>
    </style:style>
    <style:style style:name="TableColumn277" style:family="table-column">
      <style:table-column-properties style:column-width="6.0263in" style:use-optimal-column-width="false"/>
    </style:style>
    <style:style style:name="Table275" style:family="table">
      <style:table-properties style:width="6.693in" fo:margin-left="0in" table:align="left"/>
    </style:style>
    <style:style style:name="TableRow278" style:family="table-row">
      <style:table-row-properties style:use-optimal-row-height="false"/>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EasyReading"/>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text-properties style:font-name="EasyReading"/>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style:font-name="EasyReading"/>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text-properties style:font-name="EasyReading"/>
    </style:style>
    <style:style style:name="P288" style:parent-style-name="Textbody" style:family="paragraph">
      <style:text-properties style:font-name="EasyReading"/>
    </style:style>
    <style:style style:name="P289" style:parent-style-name="Standard" style:family="paragraph">
      <style:text-properties style:font-name="EasyReading"/>
    </style:style>
    <style:style style:family="graphic" style:name="a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3">Basi di dati e Sistemi Informativi: Sperimentazioni A.A. 2020-2021</text:p>
      <text:p text:style-name="P4">PROGETTAZIONE CONCETTUALE</text:p>
      <text:p text:style-name="P5"/>
      <text:p text:style-name="P6">Componenti del gruppo:</text:p>
      <text:list text:style-name="LFO1" text:continue-numbering="true">
        <text:list-item>
          <text:p text:style-name="P7"><text:span text:style-name="T8">Componente 1: Simone Gattini, 20025432</text:span></text:p>
        </text:list-item>
        <text:list-item>
          <text:p text:style-name="P9"><text:span text:style-name="T10">Componente 2: Federico Barbero, 20024119</text:span></text:p>
        </text:list-item>
      </text:list>
      <text:list text:style-name="LFO2" text:continue-numbering="true">
        <text:list-item>
          <text:list>
            <text:list-item>
              <text:p text:style-name="P11">Requisiti iniziali</text:p>
            </text:list-item>
          </text:list>
        </text:list-item>
      </text:list>
      <text:p text:style-name="Textbody"><text:span text:style-name="T12">Per la<text:s/></text:span><text:span text:style-name="T13">rimozione dei calcoli biliari (ovvero i calcoli alla colecisti) &lt;</text:span><text:span text:style-name="T14"><text:s/>sistema di riferimento</text:span><text:span text:style-name="T15"><text:s/>&gt;, è possibile effettuare l’intervento chirurgico tradizionale oppure un trattamento mediante litotritore (frantumazione dei calcoli mediante ultrasuoni). Si vuole rea</text:span><text:span text:style-name="T16">lizzare una base di dati per i pazienti ricoverati nel reparto di chirurgia che vengono sottoposti a questi tipi di intervento. Lo scopo della base di dati, oltre a quello di mantenere un archivio aggiornato e facilmente consultabile dal personale medico,<text:s/></text:span><text:span text:style-name="T17">è anche quello di effettuare delle analisi statistiche per confrontare gli esiti degli interventi. Se si effettua un intervento tradizionale, a volte occorre intervenire, oltre che sula colecisti, anche sulle vie biliari, cosa che rende l’intervento più ri</text:span><text:span text:style-name="T18">schioso (in termini di mortalità intraoperatoria). La litotrissia, invece, non comporta rischio di morte (il sospetto però è che sia meno efficace). Il successo dell’intervento si misura monitorando la ricomparsa dei calcoli mediante ecografia (caratterizz</text:span><text:span text:style-name="T19">ata da un ID_ECO, n° di calcoli, dimensione, forma, posizione), oppure l’eventuale ricomparsa delle coliche (se il paziente dopo l’intervento ha ancora le coliche, significa che i calcoli non sono stati rimossi completamente oppure si sono riformati). Se q</text:span><text:span text:style-name="T20">uesto succede, di solito, si fa un secondo intervento, non necessariamente con la stessa tecnica. Se neanche il secondo intervento non risolve la situazione, se ne possono fare degli altri (questi dipende ovviamente dallo stato generale del paziente: se il</text:span><text:span text:style-name="T21"><text:s/>paziente non è più operabile, verrà curato mediante farmaci, anche se questi non risolveranno il problema alla radice). Si progetti uno schema concettuale e quindi lo si traduca in una base di dati relazionale che memorizzi i risultati delle due strategie</text:span><text:span text:style-name="T22">. Essa conterrà almeno i seguenti dati:<text:s/></text:span></text:p>
      <text:p text:style-name="P23">1. Dati anagrafici con indicazione codificata della professione e dello stato familiare del paziente (coniugato, vedovo, celibe…)<text:s/></text:p>
      <text:p text:style-name="P24">2. Occorre tener traccia delle patologie del paziente, pregresse e in corso mediante<text:s/>una cartella clinica informatizzata che ne descriva il quadro clinico (allergie, intolleranze alimentari, problemi respiratori, patologie pregresse, deficit polmonari, operazioni chirurgiche)<text:s/></text:p>
      <text:p text:style-name="P25">3. Dati sul primo intervento. Dal database di dovrà poter estrarre il tipo (tradizionale o litotrissia), il medico che lo ha effettuato, il numero di giorni di ricovero e le eventuali complicazioni, incluso il decesso<text:s/></text:p>
      <text:p text:style-name="P26">4. Dati sulle visite di controllo: La visita può comprendere oppure no l’esame ecografico. Ad ogni<text:s/>controllo vengono quindi registrati dati come peso, pressione diastolica, pressione sistolica, presenza di dolori addominali ecc. e, se eseguita, il risultato dell’ecografia, in termini di numero di<text:s/><text:soft-page-break/>calcoli, loro dimensione, posizione ecc. Durante la visita possono essere prescritti dei farmaci (uno o più)<text:s/></text:p>
      <text:p text:style-name="P27">5. Il ricovero (che ha una durata di inizio e fine) può essere con DRG (diagnosis-related group, il quale fa riferimento ad un sistema che permette di classificare tutti i pazienti dimessi da un<text:s/>ospedale – ricoverati in regime ordinario o day hospital in gruppi omogenei per assorbimento di risorse impegnate), oppure per intervento eseguito durante una visita in seguito ad un ricovero.<text:s/></text:p>
      <text:p text:style-name="P28">6. Durante il ricovero può essere necessario più di un intervento, il quale viene effettuato da medici chirurghi (CF, nome, cognome, e-mail, data di nascita, specializzazione…) che operano presso il reparto con l’assistenza di medici specializzandi, anestesisti e rianimatori. Solo i medici specializzandi in possesso<text:s/>di abilitazione possono prendere parte ad un intervento, assistendo il medico chirurgo. Per ogni intervento (data e inizio fine intervento), possono prenderne parte al massimo 2 specializzandi abilitati da almeno 3 anni. Un intervento è descritto da uno stato e può avere complicazioni con un certo indice di gravità<text:s/></text:p>
      <text:p text:style-name="P29">7. Nella cartella clinica vengono riportati i medici che hanno partecipato all’intervento, alle visite e al percorso terapeutico. Il paziente, nel corso del ricovero, può avere più<text:s/>percorsi terapeutici in seguito a complicanze</text:p>
      <text:p text:style-name="P30"><text:span text:style-name="T31">&lt; qui ci va il testo iniziale integrato con<text:s/></text:span><text:span text:style-name="T32">osservazioni fatte da voi</text:span><text:span text:style-name="T33">. Per esempio, se vi vengono forniti dei file integrativi (screenshot dell’applicazione), potete integrare il testo con descrizioni di elemen</text:span><text:span text:style-name="T34">ti/funzionalità che sono evidenti dai file. Oppure, potete integrare il testo con funzionalità ovvie dato il problema: se sto gestendo una piattaforma con degli utenti, ovviamente dovrò avere la possibilità di aggiungere un utente.&gt;</text:span></text:p>
      <text:h text:style-name="P35" text:outline-level="1">1.2. Glossario dei termini</text:h>
      <table:table table:style-name="Table36">
        <table:table-columns>
          <table:table-column table:style-name="TableColumn37"/>
          <table:table-column table:style-name="TableColumn38"/>
          <table:table-column table:style-name="TableColumn39"/>
          <table:table-column table:style-name="TableColumn40"/>
        </table:table-columns>
        <table:table-header-rows>
          <table:table-row table:style-name="TableRow41">
            <table:table-cell table:style-name="TableCell42">
              <text:p text:style-name="P43">Termine</text:p>
              <text:p text:style-name="P44"/>
            </table:table-cell>
            <table:table-cell table:style-name="TableCell45">
              <text:p text:style-name="P46">Descrizione</text:p>
            </table:table-cell>
            <table:table-cell table:style-name="TableCell47">
              <text:p text:style-name="P48">Sinonimi</text:p>
            </table:table-cell>
            <table:table-cell table:style-name="TableCell49">
              <text:p text:style-name="P50">Collegamenti</text:p>
            </table:table-cell>
          </table:table-row>
        </table:table-header-rows>
        <table:table-row table:style-name="TableRow51">
          <table:table-cell table:style-name="TableCell52">
            <text:p text:style-name="P53">Dati Anagrafici</text:p>
          </table:table-cell>
          <table:table-cell table:style-name="TableCell54">
            <text:p text:style-name="P55">Dati di una persona</text:p>
          </table:table-cell>
          <table:table-cell table:style-name="TableCell56">
            <text:p text:style-name="P57">Dati personali</text:p>
            <text:p text:style-name="P58">Dati sensibili</text:p>
          </table:table-cell>
          <table:table-cell table:style-name="TableCell59">
            <text:p text:style-name="P60">Paziente</text:p>
            <text:p text:style-name="P61">Medico</text:p>
          </table:table-cell>
        </table:table-row>
        <table:table-row table:style-name="TableRow62">
          <table:table-cell table:style-name="TableCell63">
            <text:p text:style-name="P64">Paziente</text:p>
          </table:table-cell>
          <table:table-cell table:style-name="TableCell65">
            <text:p text:style-name="P66">Persona in cura presso l’ospedale</text:p>
          </table:table-cell>
          <table:table-cell table:style-name="TableCell67">
            <text:p text:style-name="P68">Degente</text:p>
            <text:p text:style-name="P69">Malato</text:p>
          </table:table-cell>
          <table:table-cell table:style-name="TableCell70">
            <text:p text:style-name="P71">Patologia</text:p>
            <text:p text:style-name="P72">Ricovero</text:p>
            <text:p text:style-name="P73">Intervento</text:p>
            <text:p text:style-name="P74">Esame</text:p>
          </table:table-cell>
        </table:table-row>
        <table:table-row table:style-name="TableRow75">
          <table:table-cell table:style-name="TableCell76">
            <text:p text:style-name="P77">Patologia</text:p>
          </table:table-cell>
          <table:table-cell table:style-name="TableCell78">
            <text:p text:style-name="P79">Tabella che<text:s/>salva le patologie sofferte da un paziente con la loro descrizione</text:p>
          </table:table-cell>
          <table:table-cell table:style-name="TableCell80">
            <text:p text:style-name="P81">Malattia</text:p>
            <text:p text:style-name="P82">Disturbo</text:p>
          </table:table-cell>
          <table:table-cell table:style-name="TableCell83">
            <text:p text:style-name="P84">Paziente</text:p>
          </table:table-cell>
        </table:table-row>
        <table:table-row table:style-name="TableRow85">
          <table:table-cell table:style-name="TableCell86">
            <text:p text:style-name="P87">Intervento</text:p>
          </table:table-cell>
          <table:table-cell table:style-name="TableCell88">
            <text:p text:style-name="P89">Dati sull’intervento subito da un paziente la sua tipologia e i medici che lo eseguono</text:p>
          </table:table-cell>
          <table:table-cell table:style-name="TableCell90">
            <text:p text:style-name="P91">Operazione</text:p>
            <text:p text:style-name="P92"/>
          </table:table-cell>
          <table:table-cell table:style-name="TableCell93">
            <text:p text:style-name="P94">Paziente</text:p>
            <text:p text:style-name="P95">Medico</text:p>
            <text:p text:style-name="P96">Esame</text:p>
          </table:table-cell>
        </table:table-row>
        <text:soft-page-break/>
        <table:table-row table:style-name="TableRow97">
          <table:table-cell table:style-name="TableCell98">
            <text:p text:style-name="P99">Medico</text:p>
          </table:table-cell>
          <table:table-cell table:style-name="TableCell100">
            <text:p text:style-name="P101">Dati<text:s/>riguardanti un medico la sua specializzazione e abilitazione</text:p>
          </table:table-cell>
          <table:table-cell table:style-name="TableCell102">
            <text:p text:style-name="P103">Anestesista</text:p>
            <text:p text:style-name="P104">Rianimatore</text:p>
            <text:p text:style-name="P105">Specializzando</text:p>
            <text:p text:style-name="P106">Chirurgo</text:p>
          </table:table-cell>
          <table:table-cell table:style-name="TableCell107">
            <text:p text:style-name="P108">Intervento</text:p>
            <text:p text:style-name="P109">Esame</text:p>
            <text:p text:style-name="P110">Dati anagrafici</text:p>
          </table:table-cell>
        </table:table-row>
        <table:table-row table:style-name="TableRow111">
          <table:table-cell table:style-name="TableCell112">
            <text:p text:style-name="P113">Ecografia</text:p>
          </table:table-cell>
          <table:table-cell table:style-name="TableCell114">
            <text:p text:style-name="P115">Dati dell’ecografia del paziente per accertare la presenza dei calcoli</text:p>
          </table:table-cell>
          <table:table-cell table:style-name="TableCell116">
            <text:p text:style-name="P117"/>
          </table:table-cell>
          <table:table-cell table:style-name="TableCell118">
            <text:p text:style-name="P119">Esame</text:p>
          </table:table-cell>
        </table:table-row>
        <table:table-row table:style-name="TableRow120">
          <table:table-cell table:style-name="TableCell121">
            <text:p text:style-name="P122">Visita<text:s/>Controllo</text:p>
          </table:table-cell>
          <table:table-cell table:style-name="TableCell123">
            <text:p text:style-name="P124">Dati del controllo del pazienta post operazione</text:p>
          </table:table-cell>
          <table:table-cell table:style-name="TableCell125">
            <text:p text:style-name="P126">Esame</text:p>
            <text:p text:style-name="P127">Visita</text:p>
            <text:p text:style-name="P128">Controllo</text:p>
          </table:table-cell>
          <table:table-cell table:style-name="TableCell129">
            <text:p text:style-name="P130">Medico</text:p>
            <text:p text:style-name="P131">Ricovero</text:p>
            <text:p text:style-name="P132">Intervento</text:p>
            <text:p text:style-name="P133">Paziente</text:p>
            <text:p text:style-name="P134">Ecografia</text:p>
          </table:table-cell>
        </table:table-row>
        <table:table-row table:style-name="TableRow135">
          <table:table-cell table:style-name="TableCell136">
            <text:p text:style-name="P137">Ricovero</text:p>
          </table:table-cell>
          <table:table-cell table:style-name="TableCell138">
            <text:p text:style-name="P139">Dati sul ricovero subito dal paziente posta operazione</text:p>
          </table:table-cell>
          <table:table-cell table:style-name="TableCell140">
            <text:p text:style-name="P141">Ospedalizzazione</text:p>
            <text:p text:style-name="P142">Degenza</text:p>
          </table:table-cell>
          <table:table-cell table:style-name="TableCell143">
            <text:p text:style-name="P144">Visita Controllo</text:p>
            <text:p text:style-name="P145">Paziente</text:p>
          </table:table-cell>
        </table:table-row>
      </table:table>
      <text:h text:style-name="P146" text:outline-level="1">1.3.<text:s/>Requisiti riscritti</text:h>
      <text:p text:style-name="Textbody"><text:span text:style-name="T147">Per la rimozione dei calcoli biliari<text:s/></text:span><text:span text:style-name="T148">(ovvero i calcoli alla colecisti),</text:span><text:span text:style-name="T149"><text:s/>è possibile effettuare l’intervento chirurgico tradizionale oppure un trattamento mediante litotritore<text:s/></text:span><text:span text:style-name="T150">(frantumazione dei calcoli mediante ultrasuoni). Si vuole realizzare una base di dati per i pazienti ricoverati nel reparto di chirurgia che vengono sottoposti a questi tipi di intervento.</text:span><text:span text:style-name="T151"><text:s/></text:span><text:span text:style-name="T152">Lo scopo della base di dati, oltre a quello di mantenere un archivio aggiornato e facilmente consultabile dal personale medico, è anche quello di effettuare delle analisi statistiche per confrontare gli esiti degli interventi.</text:span><text:span text:style-name="T153"><text:s/>Se si effettua un intervento tradizionale</text:span><text:span text:style-name="T154">, a volte occorre intervenire, oltre che sula colecisti, anche sulle vie biliari, cosa che rende l’intervento</text:span><text:span text:style-name="T155"><text:s/></text:span><text:span text:style-name="T156">risulta<text:s/></text:span><text:span text:style-name="T157">più rischioso (in termini di mortalità intraoperatoria). La litotrissia, invece, non comporta rischio di morte<text:s/></text:span><text:span text:style-name="T158">(il sospetto però è che sia meno efficace)</text:span><text:span text:style-name="T159">. Il successo dell’intervento si misura monitorando la ricomparsa dei calcoli mediante ecografia (caratterizzata da un ID_ECO, n° di calcoli, dimensione, forma, posizione), oppure l’eventuale ricomparsa delle coliche<text:s/></text:span><text:span text:style-name="T160">(se il paziente dopo l’intervento ha ancora le coliche, significa che i calcoli non sono stati rimossi completamente oppure si sono riformati)</text:span><text:span text:style-name="T161">. Se questo succede, di solito, si fa un secondo intervento, non necessariamente con la stessa tecnica. Se neanche il secondo intervento non risolve la situazione, se ne possono fare degli altri<text:s/></text:span><text:span text:style-name="T162">(questi dipende ovviamente dallo stato generale del paziente: se il paziente non è più operabile, verrà curato mediante farmaci, anche se questi non risolveranno il problema alla radice)</text:span><text:span text:style-name="T163">. Si progetti uno schema concettuale e quindi lo si traduca in una base di dati relazionale che memorizzi i risultati delle due strategie. Essa conterrà almeno i seguenti dati:<text:s/></text:span></text:p>
      <text:p text:style-name="Textbody"><text:span text:style-name="T164">1. Dati anagrafici con<text:s/></text:span><text:span text:style-name="T165">indicazione codificata della professione</text:span><text:span text:style-name="T166"><text:s/></text:span><text:span text:style-name="T167">codice professione<text:s/></text:span><text:span text:style-name="T168">e<text:s/></text:span><text:span text:style-name="T169">dello</text:span><text:span text:style-name="T170"><text:s/>stato familiare del paziente (coniugato, vedovo, celibe…)<text:s/></text:span></text:p>
      <text:p text:style-name="Textbody"><text:span text:style-name="T171">2.<text:s/></text:span><text:span text:style-name="T172">Occorre tener traccia delle</text:span><text:span text:style-name="T173"><text:s/></text:span><text:span text:style-name="T174">Tracciamento<text:s/></text:span><text:span text:style-name="T175">patologie del paziente, pregresse e in corso</text:span><text:span text:style-name="T176"><text:s/></text:span><text:span text:style-name="T177">(APR e APP)</text:span><text:span text:style-name="T178"><text:s/>mediante una cartella clinica informatizzata che ne descriva il quadro clinico (allergie,<text:s/></text:span><text:soft-page-break/><text:span text:style-name="T179">intolleranze alimentari, problemi respiratori, patologie pregresse, deficit polmonari, operazioni chirurgiche)<text:s/></text:span></text:p>
      <text:p text:style-name="Textbody"><text:span text:style-name="T180">3. Dati sul</text:span><text:span text:style-name="T181">l’</text:span><text:span text:style-name="T182"><text:s/></text:span><text:span text:style-name="T183">primo</text:span><text:span text:style-name="T184"><text:s/>intervento. Dal database di dovrà poter estrarre il tipo (tradizionale o litotrissia), il medico che lo ha effettuato, il numero di giorni di ricovero e le eventuali complicazioni, incluso il decesso</text:span><text:span text:style-name="T185">.<text:s/></text:span><text:span text:style-name="T186">Il primo intervento viene segnalato tramite un campo apposito.</text:span><text:span text:style-name="T187"><text:s/></text:span></text:p>
      <text:p text:style-name="Textbody"><text:span text:style-name="T188">4. Dati sulle visite di controllo: La visita può comprendere oppure no l’esame ecografico. Ad ogni controllo vengono quindi registrati dati come peso, pressione diastolica, pressione sistolica,<text:s/></text:span><text:span text:style-name="T189">presenza di</text:span><text:span text:style-name="T190"><text:s/></text:span><text:span text:style-name="T191">dolori addominali</text:span><text:span text:style-name="T192"><text:s/></text:span><text:span text:style-name="T193">(si/no)</text:span><text:span text:style-name="T194"><text:s/></text:span><text:span text:style-name="T195">ecc.</text:span><text:span text:style-name="T196"><text:s/>e, se eseguita, il risultato dell’ecografia, in termini di numero di calcoli, loro dimensione, posizione</text:span><text:span text:style-name="T197">.</text:span><text:span text:style-name="T198"><text:s/></text:span><text:span text:style-name="T199">ecc.</text:span><text:span text:style-name="T200"><text:s/>Durante la visita possono essere prescritti dei farmaci (uno o più)<text:s/></text:span></text:p>
      <text:p text:style-name="Textbody"><text:span text:style-name="T201">5. Il ricovero (che ha una durata di inizio e fine) può essere con DRG (diagnosis-related group</text:span><text:span text:style-name="T202">, il quale fa riferimento ad un sistema che permette di classificare tutti i pazienti dimessi da un ospedale – ricoverati in regime ordinario o day hospital in gruppi omogenei per assorbimento di risorse impegnate</text:span><text:span text:style-name="T203">), oppure per intervento eseguito durante una visita in seguito ad un ricovero.<text:s/></text:span></text:p>
      <text:p text:style-name="Textbody"><text:span text:style-name="T204">6. Durante il ricovero può essere necessario più di un intervento, il quale viene effettuato da medici<text:s/></text:span><text:span text:style-name="T205">chirurghi</text:span><text:span text:style-name="T206"><text:s/>(CF, nome, cognome, e-mail, data di nascita, specializzazione…) che operano presso il reparto con l’assistenza di</text:span><text:span text:style-name="T207"><text:s/></text:span><text:span text:style-name="T208">altri</text:span><text:span text:style-name="T209"><text:s/>medici<text:s/></text:span><text:span text:style-name="T210">specializzandi, anestesisti e rianimatori</text:span><text:span text:style-name="T211">. Solo i medici<text:s/></text:span><text:span text:style-name="T212">specializzandi</text:span><text:span text:style-name="T213"><text:s/>in possesso di abilitazione possono prendere parte ad un intervento, assistendo il medico</text:span><text:span text:style-name="T214"><text:s/></text:span><text:span text:style-name="T215">che prende in carico il paziente</text:span><text:span text:style-name="T216"><text:s/></text:span><text:span text:style-name="T217">chirurgo</text:span><text:span text:style-name="T218">. Per ogni intervento (data e inizio fine intervento), possono prenderne parte al massimo 2</text:span><text:span text:style-name="T219"><text:s/></text:span><text:span text:style-name="T220">medici</text:span><text:span text:style-name="T221"><text:s/></text:span><text:span text:style-name="T222">specializzandi</text:span><text:span text:style-name="T223"><text:s/>abilitati da almeno 3 anni. Un intervento è descritto da uno stato</text:span><text:span text:style-name="T224">.</text:span><text:span text:style-name="T225"><text:s/></text:span><text:span text:style-name="T226">e può avere complicazioni con un certo indice di gravità</text:span><text:span text:style-name="T227"><text:s/></text:span></text:p>
      <text:p text:style-name="P228">7. Nella cartella clinica vengono riportati i medici che hanno partecipato all’intervento, alle visite e al percorso terapeutico. Il paziente, nel corso del ricovero, può avere più percorsi terapeutici in seguito a complicanze</text:p>
      <text:h text:style-name="P229" text:outline-level="1">1.4. Requisiti<text:s/>strutturati in gruppi di frasi omogenee</text:h>
      <table:table table:style-name="Table230">
        <table:table-columns>
          <table:table-column table:style-name="TableColumn231"/>
        </table:table-columns>
        <table:table-row table:style-name="TableRow232">
          <table:table-cell table:style-name="TableCell233">
            <text:p text:style-name="P234">Frasi di carattere generale<text:line-break/>&lt;...&gt;</text:p>
          </table:table-cell>
        </table:table-row>
      </table:table>
      <text:p text:style-name="P235"/>
      <table:table table:style-name="Table236">
        <table:table-columns>
          <table:table-column table:style-name="TableColumn237"/>
        </table:table-columns>
        <table:table-row table:style-name="TableRow238">
          <table:table-cell table:style-name="TableCell239">
            <text:p text:style-name="P240">Frasi relative a &lt;elemento&gt;<text:line-break/>&lt;...&gt;</text:p>
          </table:table-cell>
        </table:table-row>
      </table:table>
      <text:p text:style-name="P241"/>
      <table:table table:style-name="Table242">
        <table:table-columns>
          <table:table-column table:style-name="TableColumn243"/>
        </table:table-columns>
        <table:table-row table:style-name="TableRow244">
          <table:table-cell table:style-name="TableCell245">
            <text:p text:style-name="P246">Frasi relative a &lt;elemento&gt;<text:line-break/>&lt;...&gt;</text:p>
          </table:table-cell>
        </table:table-row>
      </table:table>
      <text:soft-page-break/>
      <text:h text:style-name="P247" text:outline-level="1">1.5. Schema E-R + regole aziendali</text:h>
      <text:p text:style-name="Textbody"><text:span text:style-name="T248"><draw:frame draw:z-index="251658240" draw:id="id1" draw:style-name="a1" draw:name="Forma1" text:anchor-type="paragraph" svg:x="0.05906in" svg:y="0.1811in" svg:width="6.61528in" svg:height="2.55764in" style:rel-width="scale" style:rel-height="scale"><draw:text-box><text:p text:style-name="Normale"><text:span text:style-name="T249">QUI CI VA IL VOSTRO SCHEMA ER<text:s/></text:span><text:span text:style-name="T250">INIZIALE<text:s/></text:span><text:span text:style-name="T251">(NON<text:s/></text:span><text:span text:style-name="T252">RISTRUTTURATO)</text:span></text:p><text:p text:style-name="P253">Per comodità, in questo schema ER inserite anche le ridondanze che analizzerete in fase di ristrutturazione.</text:p></draw:text-box><svg:title/><svg:desc/></draw:frame></text:span><text:span text:style-name="T254">&lt;eventuali commenti sullo schema ER&gt;</text:span><text:span text:style-name="T255"><text:line-break/></text:span><text:span text:style-name="T256">&lt;sono stati usati pattern di progettazione?&gt;</text:span><text:span text:style-name="T257"><text:line-break/></text:span><text:span text:style-name="T258">&lt;quale strategia di progetto avete utilizzato?&gt;</text:span></text:p>
      <text:h text:style-name="P259" text:outline-level="2">Regole aziendali</text:h>
      <text:h text:style-name="P260" text:outline-level="2">Vincoli di Integrità:</text:h>
      <table:table table:style-name="Table261">
        <table:table-columns>
          <table:table-column table:style-name="TableColumn262"/>
          <table:table-column table:style-name="TableColumn263"/>
        </table:table-columns>
        <table:table-row table:style-name="TableRow264">
          <table:table-cell table:style-name="TableCell265">
            <text:p text:style-name="P266">RV1</text:p>
          </table:table-cell>
          <table:table-cell table:style-name="TableCell267">
            <text:p text:style-name="P268">&lt;concetto&gt; deve/non deve &lt;espressione&gt;</text:p>
          </table:table-cell>
        </table:table-row>
        <table:table-row table:style-name="TableRow269">
          <table:table-cell table:style-name="TableCell270">
            <text:p text:style-name="P271">...</text:p>
          </table:table-cell>
          <table:table-cell table:style-name="TableCell272">
            <text:p text:style-name="P273">...</text:p>
          </table:table-cell>
        </table:table-row>
      </table:table>
      <text:h text:style-name="P274" text:outline-level="2">Derivazioni:</text:h>
      <table:table table:style-name="Table275">
        <table:table-columns>
          <table:table-column table:style-name="TableColumn276"/>
          <table:table-column table:style-name="TableColumn277"/>
        </table:table-columns>
        <table:table-row table:style-name="TableRow278">
          <table:table-cell table:style-name="TableCell279">
            <text:p text:style-name="P280">RD1</text:p>
          </table:table-cell>
          <table:table-cell table:style-name="TableCell281">
            <text:p text:style-name="P282">&lt;concetto&gt; si ottiene &lt;operazione&gt;</text:p>
          </table:table-cell>
        </table:table-row>
        <table:table-row table:style-name="TableRow283">
          <table:table-cell table:style-name="TableCell284">
            <text:p text:style-name="P285">...</text:p>
          </table:table-cell>
          <table:table-cell table:style-name="TableCell286">
            <text:p text:style-name="P287">...</text:p>
          </table:table-cell>
        </table:table-row>
      </table:table>
      <text:p text:style-name="P288"/>
      <text:p text:style-name="P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Arial" style:font-name-asian="Arial" style:font-name-complex="Arial" fo:font-weight="bold" style:font-weight-asian="bold" fo:hyphenate="false"/>
    </style:style>
    <style:style style:name="Titolo2" style:display-name="Tito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style:font-name="Times New Roman" style:font-name-asian="Times New Roman" style:font-name-complex="Times New Roman" fo:font-size="10.5pt" style:font-size-asian="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umeropagina" style:display-name="Numero pagina"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Casella di testo 1" text:anchor-type="paragraph" svg:x="0in" svg:y="0.0006in" svg:width="0in" svg:height="0in" style:rel-width="scale" style:rel-height="scale"><draw:text-box><text:p text:style-name="Pièdipagina"><text:span text:style-name="Numeropagina"><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mone Gattini</dc:creator>
    <meta:creation-date>2017-11-17T10:30:00Z</meta:creation-date>
    <dc:date>2021-05-22T15:29:00Z</dc:date>
    <meta:template xlink:href="Normal.dotm" xlink:type="simple"/>
    <meta:editing-cycles>43</meta:editing-cycles>
    <meta:editing-duration>PT17460S</meta:editing-duration>
    <meta:document-statistic meta:page-count="5" meta:paragraph-count="21" meta:word-count="1577" meta:character-count="10545" meta:row-count="74" meta:non-whitespace-character-count="8989"/>
  </office:meta>
</office:document-meta>
</file>